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F50000003FD10BFF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666cm" svg:x="1cm" svg:y="1cm">
          <draw:image xlink:href="Pictures/10000000000001F50000003FD10BFF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5T09:57:51</dc:date>
    <meta:generator>NeoOffice/3.2014.13$Unix OpenOffice.org_project/</meta:generator>
    <meta:editing-duration>PT00H06M04S</meta:editing-duration>
    <meta:editing-cycles>10</meta:editing-cycles>
    <meta:document-statistic meta:object-count="1"/>
  </office:meta>
</office:document-meta>
</file>